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A4000000FA328B7330950DF5F8.png" manifest:media-type="image/png"/>
  <manifest:file-entry manifest:full-path="Pictures/100002010000020000000200E9B7CCED58775DBE.png" manifest:media-type="image/png"/>
  <manifest:file-entry manifest:full-path="Pictures/1000020100000104000000FA7483D2EB3C49BF64.png" manifest:media-type="image/png"/>
  <manifest:file-entry manifest:full-path="Pictures/1000000000000780000004383FFD24721EDEC69C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Space Grotesk" svg:font-family="'Space Grotesk'"/>
    <style:font-face style:name="Space Grotesk Medium" svg:font-family="'Space Grotesk Medium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6cm" fo:padding-bottom="0.256cm" fo:padding-left="0.256cm" fo:padding-right="0.256cm" fo:wrap-option="wrap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2.386cm" fo:padding-top="0.255cm" fo:padding-bottom="0.255cm" fo:padding-left="0.255cm" fo:padding-right="0.255cm" fo:wrap-option="wrap"/>
    </style:style>
    <style:style style:name="pr2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127cm" fo:padding-bottom="0.127cm" fo:padding-left="0.127cm" fo:padding-right="0.127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127cm" fo:padding-right="0.127cm" fo:wrap-option="wrap"/>
    </style:style>
    <style:style style:name="pr5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5cm" fo:padding-bottom="0.255cm" fo:padding-left="0.255cm" fo:padding-right="0.255cm" fo:wrap-option="wrap"/>
    </style:style>
    <style:style style:name="pr7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3" style:family="paragraph">
      <loext:graphic-properties draw:fill="none"/>
      <style:paragraph-properties fo:text-align="start" style:font-independent-line-spacing="true"/>
      <style:text-properties fo:font-size="25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9" style:family="paragraph">
      <style:paragraph-properties fo:margin-left="0cm" fo:margin-right="0cm" fo:margin-top="0.529cm" fo:margin-bottom="0cm" fo:line-height="115%" fo:text-align="start" fo:text-indent="0cm" style:writing-mode="lr-tb"/>
    </style:style>
    <style:style style:name="P10" style:family="paragraph">
      <style:paragraph-properties fo:margin-left="0cm" fo:margin-right="0cm" fo:margin-top="0.529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529cm" fo:margin-bottom="0.529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f63d68" style:text-line-through-style="none" style:text-line-through-type="none" style:text-position="0% 100%" style:font-name="Space Grotesk" fo:font-size="30pt" fo:letter-spacing="normal" fo:font-style="normal" style:text-underline-style="none" fo:font-weight="bold" style:font-name-asian="Space Grotesk" style:font-size-asian="30pt" style:font-style-asian="normal" style:font-weight-asian="bold" style:font-name-complex="Space Grotesk" style:font-size-complex="30pt" style:font-style-complex="normal" style:font-weight-complex="bold"/>
    </style:style>
    <style:style style:name="T2" style:family="text">
      <style:text-properties fo:font-variant="normal" fo:text-transform="none" fo:color="#1d2939" style:text-line-through-style="none" style:text-line-through-type="none" style:text-position="0% 100%" style:font-name="Space Grotesk" fo:font-size="24pt" fo:letter-spacing="normal" fo:font-style="normal" style:text-underline-style="none" fo:font-weight="normal" style:font-name-asian="Space Grotesk" style:font-size-asian="24pt" style:font-style-asian="normal" style:font-weight-asian="normal" style:font-name-complex="Space Grotesk" style:font-size-complex="24pt" style:font-style-complex="normal" style:font-weight-complex="normal"/>
    </style:style>
    <style:style style:name="T3" style:family="text">
      <style:text-properties fo:font-variant="normal" fo:text-transform="none" fo:color="#f63d68" style:text-line-through-style="none" style:text-line-through-type="none" style:text-position="0% 100%" style:font-name="Space Grotesk" fo:font-size="39pt" fo:letter-spacing="normal" fo:font-style="normal" style:text-underline-style="none" fo:font-weight="bold" style:font-name-asian="Space Grotesk" style:font-size-asian="39pt" style:font-style-asian="normal" style:font-weight-asian="bold" style:font-name-complex="Space Grotesk" style:font-size-complex="39pt" style:font-style-complex="normal" style:font-weight-complex="bold"/>
    </style:style>
    <style:style style:name="T4" style:family="text">
      <style:text-properties fo:font-variant="normal" fo:text-transform="none" fo:color="#1d2939" style:text-line-through-style="none" style:text-line-through-type="none" style:text-position="0% 100%" style:font-name="Space Grotesk" fo:font-size="16pt" fo:letter-spacing="normal" fo:font-style="normal" style:text-underline-style="none" fo:font-weight="bold" style:font-name-asian="Space Grotesk" style:font-size-asian="16pt" style:font-style-asian="normal" style:font-weight-asian="bold" style:font-name-complex="Space Grotesk" style:font-size-complex="16pt" style:font-style-complex="normal" style:font-weight-complex="bold"/>
    </style:style>
    <style:style style:name="T5" style:family="text">
      <style:text-properties fo:font-variant="normal" fo:text-transform="none" fo:color="#0097a7" style:text-line-through-style="none" style:text-line-through-type="none" style:text-position="0% 100%" style:font-name="Lato" fo:font-size="16pt" fo:letter-spacing="normal" fo:font-style="normal" style:text-underline-style="none" fo:font-weight="bold" style:font-name-asian="Lato" style:font-size-asian="16pt" style:font-style-asian="normal" style:font-weight-asian="bold" style:font-name-complex="Lato" style:font-size-complex="16pt" style:font-style-complex="normal" style:font-weight-complex="bold"/>
    </style:style>
    <style:style style:name="T6" style:family="text">
      <style:text-properties fo:font-variant="normal" fo:text-transform="none" fo:color="#f63d68" style:text-line-through-style="none" style:text-line-through-type="none" style:text-position="0% 100%" style:font-name="Space Grotesk" fo:font-size="29pt" fo:letter-spacing="normal" fo:font-style="normal" style:text-underline-style="none" fo:font-weight="bold" style:font-name-asian="Space Grotesk" style:font-size-asian="29pt" style:font-style-asian="normal" style:font-weight-asian="bold" style:font-name-complex="Space Grotesk" style:font-size-complex="29pt" style:font-style-complex="normal" style:font-weight-complex="bold"/>
    </style:style>
    <style:style style:name="T7" style:family="text">
      <style:text-properties fo:font-variant="normal" fo:text-transform="none" fo:color="#1d2939" style:text-line-through-style="none" style:text-line-through-type="none" style:text-position="0% 100%" style:font-name="Space Grotesk" fo:font-size="18pt" fo:letter-spacing="normal" fo:font-style="normal" style:text-underline-style="none" fo:font-weight="bold" style:font-name-asian="Space Grotesk" style:font-size-asian="18pt" style:font-style-asian="normal" style:font-weight-asian="bold" style:font-name-complex="Space Grotesk" style:font-size-complex="18pt" style:font-style-complex="normal" style:font-weight-complex="bold"/>
    </style:style>
    <style:style style:name="T8" style:family="text">
      <style:text-properties fo:font-variant="normal" fo:text-transform="none" fo:color="#1d2939" style:text-line-through-style="none" style:text-line-through-type="none" style:text-position="0% 100%" style:font-name="Space Grotesk Medium" fo:font-size="18pt" fo:letter-spacing="normal" fo:font-style="normal" style:text-underline-style="none" fo:font-weight="normal" style:font-name-asian="Space Grotesk Medium" style:font-size-asian="18pt" style:font-style-asian="normal" style:font-weight-asian="normal" style:font-name-complex="Space Grotesk Medium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63d6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1d293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001cm" text:min-label-width="0.634cm"/>
        <style:text-properties style:font-name="Space Grotesk" fo:color="#1d293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001cm" text:min-label-width="0.634cm"/>
        <style:text-properties style:font-name="Space Grotesk" fo:color="#1d2939" fo:font-size="100%"/>
      </text:list-level-style-bullet>
      <text:list-level-style-bullet text:level="2" text:bullet-char="○">
        <style:list-level-properties text:space-before="0.636cm" text:min-label-width="0.669cm"/>
        <style:text-properties style:font-name="Space Grotesk" fo:color="#1d2939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001cm" text:min-label-width="0.634cm"/>
        <style:text-properties fo:color="#000000" fo:font-size="100%"/>
      </text:list-level-style-number>
      <text:list-level-style-bullet text:level="2" text:bullet-char="○">
        <style:list-level-properties text:space-before="0.636cm" text:min-label-width="0.669cm"/>
        <style:text-properties style:font-name="Space Grotesk" fo:color="#1d2939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001cm" text:min-label-width="0.634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UBTÍTULO (SI PROCEDE) EN MAYÚSCULAS" draw:style-name="dp1" draw:master-page-name="TITLE" presentation:presentation-page-layout-name="AL1T0">
        <draw:frame draw:name="Google Shape;21;p5" presentation:style-name="pr1" draw:text-style-name="P2" draw:layer="layout" svg:width="23.667cm" svg:height="2.337cm" svg:x="0.866cm" svg:y="4.65cm" presentation:class="title" presentation:user-transformed="true">
          <draw:text-box>
            <text:p text:style-name="P1"><text:span text:style-name="T1">TÍTULO DEL CURSO EN MAYÚSCULAS</text:span></text:p>
          </draw:text-box>
        </draw:frame>
        <draw:frame draw:name="Google Shape;22;p5" presentation:style-name="pr1" draw:text-style-name="P3" draw:layer="layout" svg:width="23.667cm" svg:height="1.552cm" svg:x="0.866cm" svg:y="6.988cm" presentation:class="title" presentation:user-transformed="true">
          <draw:text-box>
            <text:p text:style-name="P1"><text:span text:style-name="T2">SUBTÍTULO (SI PROCEDE) EN MAYÚSCULAS</text:span></text:p>
          </draw:text-box>
        </draw:frame>
        <presentation:notes draw:style-name="dp2">
          <draw:page-thumbnail draw:name="Google Shape;18;g274597d95c6_0_46:notes" draw:style-name="gr1" draw:layer="layout" svg:width="16.932cm" svg:height="9.524cm" svg:x="1.059cm" svg:y="1.905cm" draw:page-number="1" presentation:class="page"/>
          <draw:frame draw:name="Google Shape;19;g274597d95c6_0_46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 dedico a..." draw:style-name="dp1" draw:master-page-name="TITLE_5f_AND_5f_BODY" presentation:presentation-page-layout-name="AL2T1">
        <draw:frame draw:name="Google Shape;27;p6" presentation:style-name="pr3" draw:text-style-name="P6" draw:layer="layout" svg:width="23.667cm" svg:height="2.337cm" svg:x="2.977cm" svg:y="3.011cm" presentation:class="title" presentation:user-transformed="true">
          <draw:text-box>
            <text:p text:style-name="P5"><text:span text:style-name="T3">¿QUIÉN SOY?</text:span></text:p>
          </draw:text-box>
        </draw:frame>
        <draw:frame draw:name="Google Shape;28;p6" presentation:style-name="pr4" draw:text-style-name="P6" draw:layer="layout" svg:width="21.567cm" svg:height="1.299cm" svg:x="3.25cm" svg:y="8.098cm" presentation:class="title" presentation:user-transformed="true">
          <draw:text-box>
            <text:p text:style-name="P5"><text:span text:style-name="T4">Trabajo con… (especificar tecnologías/metodologías, proyectos, etc)</text:span></text:p>
          </draw:text-box>
        </draw:frame>
        <draw:frame draw:name="Google Shape;29;p6" presentation:style-name="pr4" draw:text-style-name="P6" draw:layer="layout" svg:width="17.762cm" svg:height="1.071cm" svg:x="4.318cm" svg:y="9.753cm" presentation:class="title" presentation:user-transformed="true">
          <draw:text-box>
            <text:p text:style-name="P5"><text:span text:style-name="T5">es.linkedin.com</text:span></text:p>
          </draw:text-box>
        </draw:frame>
        <draw:frame draw:name="Google Shape;30;p6" presentation:style-name="pr4" draw:text-style-name="P6" draw:layer="layout" svg:width="21.567cm" svg:height="1.299cm" svg:x="3.25cm" svg:y="6.586cm" presentation:class="title" presentation:user-transformed="true">
          <draw:text-box>
            <text:p text:style-name="P5"><text:span text:style-name="T4">Me dedico a...</text:span></text:p>
          </draw:text-box>
        </draw:frame>
        <draw:frame draw:name="Google Shape;31;p6" draw:style-name="gr2" draw:text-style-name="P7" draw:layer="layout" svg:width="0.596cm" svg:height="0.596cm" svg:x="3.481cm" svg:y="9.967cm">
          <draw:image xlink:href="Pictures/100002010000020000000200E9B7CCED58775DBE.png" xlink:type="simple" xlink:show="embed" xlink:actuate="onLoad">
            <text:p/>
          </draw:image>
        </draw:frame>
        <presentation:notes draw:style-name="dp2">
          <draw:page-thumbnail draw:name="Google Shape;24;g274597d95c6_0_61:notes" draw:style-name="gr1" draw:layer="layout" svg:width="16.932cm" svg:height="9.524cm" svg:x="1.059cm" svg:y="1.905cm" draw:page-number="2" presentation:class="page"/>
          <draw:frame draw:name="Google Shape;25;g274597d95c6_0_61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QUISITOS" draw:style-name="dp1" draw:master-page-name="TITLE_5f_AND_5f_BODY" presentation:presentation-page-layout-name="AL2T1">
        <draw:frame draw:name="Google Shape;36;p7" presentation:style-name="pr6" draw:text-style-name="P6" draw:layer="layout" svg:width="23.667cm" svg:height="1.59cm" svg:x="1.943cm" svg:y="1.61cm" presentation:class="title" presentation:user-transformed="true">
          <draw:text-box>
            <text:p text:style-name="P5"><text:span text:style-name="T6">REQUISITOS</text:span></text:p>
          </draw:text-box>
        </draw:frame>
        <draw:custom-shape draw:name="Google Shape;37;p7" draw:style-name="gr3" draw:text-style-name="P12" draw:layer="layout" svg:width="19.602cm" svg:height="6.732cm" svg:x="2.829cm" svg:y="4.486cm">
          <text:list text:style-name="L5">
            <text:list-item>
              <text:p text:style-name="P8"><text:span text:style-name="T7">Lorem Ipsum</text:span></text:p>
            </text:list-item>
            <text:list-item>
              <text:p text:style-name="P9"><text:span text:style-name="T7">Lorem Ipsum</text:span></text:p>
            </text:list-item>
          </text:list>
          <text:list text:style-name="L6">
            <text:list-item>
              <text:list>
                <text:list-item>
                  <text:p text:style-name="P9"><text:span text:style-name="T7">Lorem Ipsum</text:span></text:p>
                </text:list-item>
                <text:list-item>
                  <text:p text:style-name="P9"><text:span text:style-name="T7">Lorem Ipsum</text:span></text:p>
                </text:list-item>
              </text:list>
            </text:list-item>
          </text:list>
          <text:p text:style-name="P10"><text:span text:style-name="T7"/></text:p>
          <text:p text:style-name="P1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3;g274597d95c6_0_74:notes" draw:style-name="gr1" draw:layer="layout" svg:width="16.932cm" svg:height="9.524cm" svg:x="1.059cm" svg:y="1.905cm" draw:page-number="3" presentation:class="page"/>
          <draw:frame draw:name="Google Shape;34;g274597d95c6_0_74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ÍNDICE" draw:style-name="dp1" draw:master-page-name="TITLE_5f_AND_5f_BODY" presentation:presentation-page-layout-name="AL2T1">
        <draw:frame draw:name="Google Shape;42;p8" presentation:style-name="pr6" draw:text-style-name="P6" draw:layer="layout" svg:width="23.667cm" svg:height="1.59cm" svg:x="1.943cm" svg:y="1.61cm" presentation:class="title" presentation:user-transformed="true">
          <draw:text-box>
            <text:p text:style-name="P5"><text:span text:style-name="T6">ÍNDICE</text:span></text:p>
          </draw:text-box>
        </draw:frame>
        <draw:custom-shape draw:name="Google Shape;43;p8" draw:style-name="gr3" draw:text-style-name="P12" draw:layer="layout" svg:width="19.602cm" svg:height="6.732cm" svg:x="2.829cm" svg:y="4.486cm">
          <text:list text:style-name="L5">
            <text:list-item>
              <text:p text:style-name="P8"><text:span text:style-name="T7">Lorem Ipsum</text:span></text:p>
            </text:list-item>
            <text:list-item>
              <text:p text:style-name="P9"><text:span text:style-name="T7">Lorem Ipsum</text:span></text:p>
            </text:list-item>
            <text:list-item>
              <text:p text:style-name="P9"><text:span text:style-name="T7">Lorem Ipsum</text:span></text:p>
            </text:list-item>
            <text:list-item>
              <text:p text:style-name="P9"><text:span text:style-name="T7">Lorem Ipsum</text:span></text:p>
            </text:list-item>
          </text:list>
          <text:p text:style-name="P10"><text:span text:style-name="T8"/></text:p>
          <text:p text:style-name="P1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9;g274597d95c6_0_79:notes" draw:style-name="gr1" draw:layer="layout" svg:width="16.932cm" svg:height="9.524cm" svg:x="1.059cm" svg:y="1.905cm" draw:page-number="4" presentation:class="page"/>
          <draw:frame draw:name="Google Shape;40;g274597d95c6_0_79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JETIVOS" draw:style-name="dp1" draw:master-page-name="TITLE_5f_AND_5f_BODY" presentation:presentation-page-layout-name="AL2T1">
        <draw:frame draw:name="Google Shape;48;p9" presentation:style-name="pr6" draw:text-style-name="P6" draw:layer="layout" svg:width="23.667cm" svg:height="1.59cm" svg:x="1.943cm" svg:y="1.61cm" presentation:class="title" presentation:user-transformed="true">
          <draw:text-box>
            <text:p text:style-name="P5"><text:span text:style-name="T6">OBJETIVOS</text:span></text:p>
          </draw:text-box>
        </draw:frame>
        <draw:custom-shape draw:name="Google Shape;49;p9" draw:style-name="gr3" draw:text-style-name="P12" draw:layer="layout" svg:width="19.602cm" svg:height="6.732cm" svg:x="2.829cm" svg:y="4.486cm">
          <text:list text:style-name="L5">
            <text:list-item>
              <text:p text:style-name="P8"><text:span text:style-name="T7">Lorem Ipsum</text:span></text:p>
            </text:list-item>
            <text:list-item>
              <text:p text:style-name="P9"><text:span text:style-name="T7">Lorem Ipsum</text:span></text:p>
            </text:list-item>
            <text:list-item>
              <text:p text:style-name="P9"><text:span text:style-name="T7">Lorem Ipsum</text:span></text:p>
            </text:list-item>
            <text:list-item>
              <text:p text:style-name="P9"><text:span text:style-name="T7">Lorem Ipsum</text:span></text:p>
            </text:list-item>
          </text:list>
          <text:p text:style-name="P10"><text:span text:style-name="T8"/></text:p>
          <text:p text:style-name="P1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5;g274597d95c6_0_84:notes" draw:style-name="gr1" draw:layer="layout" svg:width="16.932cm" svg:height="9.524cm" svg:x="1.059cm" svg:y="1.905cm" draw:page-number="5" presentation:class="page"/>
          <draw:frame draw:name="Google Shape;46;g274597d95c6_0_84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Space Grotesk" svg:font-family="'Space Grotesk'"/>
    <style:font-face style:name="Space Grotesk Medium" svg:font-family="'Space Grotesk Medium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fill-image draw:name="msFillBitmap_20_1" draw:display-name="msFillBitmap 1" xlink:href="Pictures/1000000000000780000004383FFD24721EDEC69C.png" xlink:type="simple" xlink:show="embed" xlink:actuate="onLoad"/>
    <draw:fill-image draw:name="msFillBitmap_20_2" draw:display-name="msFillBitmap 2" xlink:href="Pictures/1000000000000780000004383FFD24721EDEC69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solid" draw:fill-color="#f5f5f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4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f5f5f7"/>
      <style:paragraph-properties fo:text-align="start" style:font-independent-line-spacing="true"/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6;p1" draw:style-name="Mgr3" draw:text-style-name="MP5" draw:layer="backgroundobjects" svg:width="0.655cm" svg:height="0.63cm" svg:x="24.496cm" svg:y="13.441cm">
        <draw:image xlink:href="Pictures/1000020100000104000000FA7483D2EB3C49BF64.png" xlink:type="simple" xlink:show="embed" xlink:actuate="onLoad">
          <text:p/>
        </draw:image>
      </draw:frame>
      <draw:frame draw:name="Google Shape;8;p2" presentation:style-name="TITLE-title" draw:layer="backgroundobjects" svg:width="23.667cm" svg:height="2.337cm" svg:x="0.866cm" svg:y="4.65cm" presentation:class="title" presentation:placeholder="true" presentation:user-transformed="true">
        <draw:text-box/>
      </draw:frame>
      <draw:frame draw:name="Google Shape;9;p2" presentation:style-name="TITLE-title" draw:layer="backgroundobjects" svg:width="23.667cm" svg:height="1.552cm" svg:x="0.866cm" svg:y="6.988cm" presentation:class="title" presentation:placeholder="true" presentation:user-transformed="true">
        <draw:text-box/>
      </draw:frame>
      <draw:frame draw:name="Google Shape;10;p2" draw:style-name="Mgr3" draw:text-style-name="MP5" draw:layer="backgroundobjects" svg:width="3.959cm" svg:height="0.685cm" svg:x="10.5cm" svg:y="12.732cm">
        <draw:image xlink:href="Pictures/10000201000005A4000000FA328B7330950DF5F8.png" xlink:type="simple" xlink:show="embed" xlink:actuate="onLoad">
          <text:p/>
        </draw:image>
      </draw:frame>
      <draw:custom-shape draw:name="Google Shape;11;p2" draw:style-name="Mgr4" draw:text-style-name="MP6" draw:layer="backgroundobjects" svg:width="5.893cm" svg:height="1.083cm" svg:x="19.506cm" svg:y="13.20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frame draw:name="Google Shape;6;p1" draw:style-name="Mgr3" draw:text-style-name="MP5" draw:layer="backgroundobjects" svg:width="0.655cm" svg:height="0.63cm" svg:x="24.496cm" svg:y="13.441cm">
        <draw:image xlink:href="Pictures/1000020100000104000000FA7483D2EB3C49BF64.png" xlink:type="simple" xlink:show="embed" xlink:actuate="onLoad">
          <text:p/>
        </draw:image>
      </draw:frame>
      <draw:frame draw:name="Google Shape;13;p3" presentation:style-name="TITLE_5f_AND_5f_BODY-title" draw:layer="backgroundobjects" svg:width="20.709cm" svg:height="2.288cm" svg:x="2.013cm" svg:y="1.533cm" presentation:class="title" presentation:placeholder="true" presentation:user-transformed="true">
        <draw:text-box/>
      </draw:frame>
      <draw:frame draw:name="Google Shape;14;p3" presentation:style-name="TITLE_5f_AND_5f_BODY-outline1" draw:layer="backgroundobjects" svg:width="19.602cm" svg:height="6.732cm" svg:x="2.829cm" svg:y="4.486cm" presentation:class="outline" presentation:placeholder="true" presentation:user-transformed="true">
        <draw:text-box/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54"/>
    <meta:generator>LibreOfficeDev/6.0.5.2$Linux_X86_64 LibreOffice_project/</meta:generator>
  </office:meta>
</office:document-meta>
</file>